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7296e" officeooo:paragraph-rsid="0007296e" style:font-size-asian="10pt" style:font-size-complex="10pt"/>
    </style:style>
    <style:style style:name="P2" style:family="paragraph" style:parent-style-name="Standard">
      <style:text-properties fo:font-size="10pt" officeooo:rsid="000852e1" officeooo:paragraph-rsid="000852e1" style:font-size-asian="10pt" style:font-size-complex="10pt"/>
    </style:style>
    <style:style style:name="P3" style:family="paragraph" style:parent-style-name="Standard">
      <style:text-properties fo:font-size="10pt" officeooo:rsid="000b1afd" officeooo:paragraph-rsid="000b1afd" style:font-size-asian="10pt" style:font-size-complex="10pt"/>
    </style:style>
    <style:style style:name="P4" style:family="paragraph" style:parent-style-name="Standard">
      <style:text-properties fo:font-size="10pt" officeooo:rsid="000b761a" officeooo:paragraph-rsid="000b761a" style:font-size-asian="10pt" style:font-size-complex="10pt"/>
    </style:style>
    <style:style style:name="P5" style:family="paragraph" style:parent-style-name="Standard">
      <style:text-properties fo:font-size="10pt" officeooo:rsid="000b9f0e" officeooo:paragraph-rsid="000b9f0e" style:font-size-asian="10pt" style:font-size-complex="10pt"/>
    </style:style>
    <style:style style:name="P6" style:family="paragraph" style:parent-style-name="Standard">
      <style:text-properties fo:font-size="10pt" officeooo:rsid="000cad54" officeooo:paragraph-rsid="000cad54" style:font-size-asian="10pt" style:font-size-complex="10pt"/>
    </style:style>
    <style:style style:name="P7" style:family="paragraph" style:parent-style-name="Standard">
      <style:text-properties fo:font-size="10pt" officeooo:rsid="0010c17e" officeooo:paragraph-rsid="0010c17e" style:font-size-asian="10pt" style:font-size-complex="10pt"/>
    </style:style>
    <style:style style:name="T1" style:family="text">
      <style:text-properties officeooo:rsid="00127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hardul Implement the following codes on your machine.</text:p>
      <text:p text:style-name="P1"/>
      <text:p text:style-name="P2">Creation of Tables date:3 sept 2017</text:p>
      <text:p text:style-name="P1"/>
      <text:p text:style-name="P1"/>
      <text:p text:style-name="P1">create table Student(rollno int,primary key(rollno),fname varchar(20) ,mname varchar(20),lname varchar(20),registration_id varchar(15),gate_score int,year varchar(2),phone_no decimal,email_id varchar(225));</text:p>
      <text:p text:style-name="P1"/>
      <text:p text:style-name="P2">create table timeTable(rollNO int, foreign key(rollNO) references Student(rollno) on delete cascade,fname varchar(20),day varchar(9),assignedSubject varchar(20),start_time time,end_time time,lab_no varchar(5),professor_name varchar(50));</text:p>
      <text:p text:style-name="P2"/>
      <text:p text:style-name="P3">create table timeTable(rollNO int, foreign key(rollNO) references Student(rollno) on delete cascade,fname varchar(20),day varchar(9),assignedSubject varchar(20),start_time time,end_time time,lab_no varchar(5),professor_name varchar(50));</text:p>
      <text:p text:style-name="P3"/>
      <text:p text:style-name="P4">alter table timeTable drop column fname;</text:p>
      <text:p text:style-name="P4"/>
      <text:p text:style-name="P5">create table Biometric_attendence(rollNO int,foreign key(rollNO) references Student(rollno) on delete cascade,month varchar(10),no_of_days_attended int,no_of_lectures_taken_place int);</text:p>
      <text:p text:style-name="P5"/>
      <text:p text:style-name="P6">create table wlog(rollNO int,foreign key(rollNO) references Student(rollno) on delete cascade,Topic_of_work_Assign TinyText,Remarks_of_Subject_Teacher TinyText,TDate date);</text:p>
      <text:p text:style-name="P6"/>
      <text:p text:style-name="P7">create table TAA( rollNO int(11), TDate date, start_time time, end_time time, Lab_no varchar(5), professor_name varchar(50), Attendance varchar(2), foreign key(rollNO) references Student(rollno) <text:span text:style-name="T1">on delete cascade </text:span><text:s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09:24:19.171048739</meta:creation-date>
    <dc:date>2017-10-08T20:55:16.895026878</dc:date>
    <meta:editing-duration>PT50M1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1" meta:character-count="1381" meta:non-whitespace-character-count="1268"/>
  </office:meta>
</office:document-meta>
</file>